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RequestDataBinderIntegrationTests.startJetty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rtListBean.setPartList( List &lt; Part &gt; part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tandardMultipartServlet.service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tsBean.getFirs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RequestDataBinderIntegrationTests.partList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tsBean.setSecondPart( Part second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sBean.getSecond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RequestDataBinderIntegrationTests.parts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tsBean.setFirstPart( Part first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ListBean.getPar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RequestDataBinderIntegrationTests.stopJettySer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tandardMultipartServlet.setBean( 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